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rourid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roid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eida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mpherida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croramphosida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terosteida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listida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tulariida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ocanthida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dontida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traciida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arhichadida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arcida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ichaeida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lenniida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corpaenida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ttida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biida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ullida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ctylopterida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riglida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eristediida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llionymida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nodontida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ida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achinida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ranoscopida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trachoidida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inida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ipterigi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15T19:13:31.628691410</dc:date>
    <meta:editing-duration>P1DT7H27M34S</meta:editing-duration>
    <meta:editing-cycles>40</meta:editing-cycles>
    <meta:generator>LibreOffice/7.3.7.2$Linux_X86_64 LibreOffice_project/30$Build-2</meta:generator>
    <meta:document-statistic meta:table-count="1" meta:cell-count="196" meta:object-count="0"/>
  </office:meta>
</office:document-meta>
</file>